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543in"/>
    </style:style>
    <style:style style:name="co3" style:family="table-column">
      <style:table-column-properties fo:break-before="auto" style:column-width="1.1535in"/>
    </style:style>
    <style:style style:name="co4" style:family="table-column">
      <style:table-column-properties fo:break-before="auto" style:column-width="1.0646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shapes>
          <draw:frame draw:z-index="0" draw:style-name="gr1" svg:width="6.5in" svg:height="8.4in" svg:x="0in" svg:y="0in">
            <draw:object draw:notify-on-update-of-ranges="Sheet1.A1:Sheet1.A1 Sheet1.A2:Sheet1.A201 Sheet1.B1:Sheet1.B1 Sheet1.B2:Sheet1.B201 Sheet1.C1:Sheet1.C1 Sheet1.C2:Sheet1.C2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office:value-type="string">
            <text:p>n</text:p>
          </table:table-cell>
          <table:table-cell office:value-type="string">
            <text:p>LinkedSequence</text:p>
          </table:table-cell>
          <table:table-cell office:value-type="string">
            <text:p>ArraySequen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1.769">
            <text:p>551.77</text:p>
          </table:table-cell>
          <table:table-cell office:value-type="float" office:value="680.495">
            <text:p>68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7.3934">
            <text:p>657.39</text:p>
          </table:table-cell>
          <table:table-cell office:value-type="float" office:value="185.6616">
            <text:p>185.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3.6258">
            <text:p>113.63</text:p>
          </table:table-cell>
          <table:table-cell office:value-type="float" office:value="130.422">
            <text:p>130.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3.5616">
            <text:p>113.56</text:p>
          </table:table-cell>
          <table:table-cell office:value-type="float" office:value="144.4929">
            <text:p>144.4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2.3104">
            <text:p>112.31</text:p>
          </table:table-cell>
          <table:table-cell office:value-type="float" office:value="162.0308">
            <text:p>162.0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2.4482">
            <text:p>112.45</text:p>
          </table:table-cell>
          <table:table-cell office:value-type="float" office:value="177.1611">
            <text:p>177.1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3.1679">
            <text:p>113.17</text:p>
          </table:table-cell>
          <table:table-cell office:value-type="float" office:value="190.8247">
            <text:p>190.8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4.0968">
            <text:p>114.1</text:p>
          </table:table-cell>
          <table:table-cell office:value-type="float" office:value="206.7202">
            <text:p>206.7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4.2455">
            <text:p>114.25</text:p>
          </table:table-cell>
          <table:table-cell office:value-type="float" office:value="219.8502">
            <text:p>219.8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4.6517">
            <text:p>114.65</text:p>
          </table:table-cell>
          <table:table-cell office:value-type="float" office:value="234.1324">
            <text:p>234.1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7.6272">
            <text:p>77.63</text:p>
          </table:table-cell>
          <table:table-cell office:value-type="float" office:value="763.7809">
            <text:p>763.7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.4489">
            <text:p>45.45</text:p>
          </table:table-cell>
          <table:table-cell office:value-type="float" office:value="133.4081">
            <text:p>133.4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5.4012">
            <text:p>45.4</text:p>
          </table:table-cell>
          <table:table-cell office:value-type="float" office:value="136.5752">
            <text:p>136.5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.1587">
            <text:p>45.16</text:p>
          </table:table-cell>
          <table:table-cell office:value-type="float" office:value="149.442">
            <text:p>149.4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4.6384">
            <text:p>44.64</text:p>
          </table:table-cell>
          <table:table-cell office:value-type="float" office:value="152.3875">
            <text:p>152.3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7.967">
            <text:p>47.97</text:p>
          </table:table-cell>
          <table:table-cell office:value-type="float" office:value="165.6784">
            <text:p>165.6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4.8486">
            <text:p>44.85</text:p>
          </table:table-cell>
          <table:table-cell office:value-type="float" office:value="172.6629">
            <text:p>172.6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6.0461">
            <text:p>46.05</text:p>
          </table:table-cell>
          <table:table-cell office:value-type="float" office:value="284.986">
            <text:p>284.9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5.3011">
            <text:p>45.3</text:p>
          </table:table-cell>
          <table:table-cell office:value-type="float" office:value="301.4463">
            <text:p>301.4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.638">
            <text:p>45.64</text:p>
          </table:table-cell>
          <table:table-cell office:value-type="float" office:value="307.368">
            <text:p>307.3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.6545">
            <text:p>45.65</text:p>
          </table:table-cell>
          <table:table-cell office:value-type="float" office:value="469.737">
            <text:p>469.7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6.0814">
            <text:p>46.08</text:p>
          </table:table-cell>
          <table:table-cell office:value-type="float" office:value="349.7408">
            <text:p>349.7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.7544">
            <text:p>45.75</text:p>
          </table:table-cell>
          <table:table-cell office:value-type="float" office:value="348.4152">
            <text:p>348.4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.1501">
            <text:p>45.15</text:p>
          </table:table-cell>
          <table:table-cell office:value-type="float" office:value="357.1341">
            <text:p>357.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6.4377">
            <text:p>46.44</text:p>
          </table:table-cell>
          <table:table-cell office:value-type="float" office:value="371.0863">
            <text:p>371.0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6.2987">
            <text:p>46.3</text:p>
          </table:table-cell>
          <table:table-cell office:value-type="float" office:value="394.4381">
            <text:p>394.4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6.2166">
            <text:p>46.22</text:p>
          </table:table-cell>
          <table:table-cell office:value-type="float" office:value="4471.1662">
            <text:p>4471.1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6.6914">
            <text:p>46.69</text:p>
          </table:table-cell>
          <table:table-cell office:value-type="float" office:value="427.2461">
            <text:p>427.2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6.4929">
            <text:p>46.49</text:p>
          </table:table-cell>
          <table:table-cell office:value-type="float" office:value="419.93">
            <text:p>419.9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.783">
            <text:p>45.78</text:p>
          </table:table-cell>
          <table:table-cell office:value-type="float" office:value="430.7916">
            <text:p>430.7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7.2615">
            <text:p>77.26</text:p>
          </table:table-cell>
          <table:table-cell office:value-type="float" office:value="446.6575">
            <text:p>446.6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0.0605">
            <text:p>50.06</text:p>
          </table:table-cell>
          <table:table-cell office:value-type="float" office:value="463.9737">
            <text:p>463.9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4.0378">
            <text:p>44.04</text:p>
          </table:table-cell>
          <table:table-cell office:value-type="float" office:value="477.694">
            <text:p>477.6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6.5997">
            <text:p>56.6</text:p>
          </table:table-cell>
          <table:table-cell office:value-type="float" office:value="500.3632">
            <text:p>500.3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6.3191">
            <text:p>46.32</text:p>
          </table:table-cell>
          <table:table-cell office:value-type="float" office:value="510.009">
            <text:p>510.0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3.26">
            <text:p>43.26</text:p>
          </table:table-cell>
          <table:table-cell office:value-type="float" office:value="509.7237">
            <text:p>509.7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2.3779">
            <text:p>42.38</text:p>
          </table:table-cell>
          <table:table-cell office:value-type="float" office:value="523.0761">
            <text:p>523.0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2.1902">
            <text:p>42.19</text:p>
          </table:table-cell>
          <table:table-cell office:value-type="float" office:value="543.6287">
            <text:p>543.6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2.5126">
            <text:p>42.51</text:p>
          </table:table-cell>
          <table:table-cell office:value-type="float" office:value="543.0924">
            <text:p>543.0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2.2578">
            <text:p>42.26</text:p>
          </table:table-cell>
          <table:table-cell office:value-type="float" office:value="577.5402">
            <text:p>577.5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1.4116">
            <text:p>41.41</text:p>
          </table:table-cell>
          <table:table-cell office:value-type="float" office:value="890.5348">
            <text:p>890.5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4.4885">
            <text:p>84.49</text:p>
          </table:table-cell>
          <table:table-cell office:value-type="float" office:value="748.0536">
            <text:p>748.0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0.1239">
            <text:p>80.12</text:p>
          </table:table-cell>
          <table:table-cell office:value-type="float" office:value="742.8673">
            <text:p>742.8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22.3055">
            <text:p>122.31</text:p>
          </table:table-cell>
          <table:table-cell office:value-type="float" office:value="763.8958">
            <text:p>763.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3.3124">
            <text:p>83.31</text:p>
          </table:table-cell>
          <table:table-cell office:value-type="float" office:value="787.8992">
            <text:p>787.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6.2828">
            <text:p>86.28</text:p>
          </table:table-cell>
          <table:table-cell office:value-type="float" office:value="744.4181">
            <text:p>744.4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02.2554">
            <text:p>102.26</text:p>
          </table:table-cell>
          <table:table-cell office:value-type="float" office:value="758.2303">
            <text:p>758.2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8.8345">
            <text:p>78.83</text:p>
          </table:table-cell>
          <table:table-cell office:value-type="float" office:value="864.2249">
            <text:p>864.2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2.9516">
            <text:p>62.95</text:p>
          </table:table-cell>
          <table:table-cell office:value-type="float" office:value="900.8376">
            <text:p>900.8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8.2788">
            <text:p>58.28</text:p>
          </table:table-cell>
          <table:table-cell office:value-type="float" office:value="860.1707">
            <text:p>860.1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6.6741">
            <text:p>46.67</text:p>
          </table:table-cell>
          <table:table-cell office:value-type="float" office:value="859.4357">
            <text:p>859.4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3.6464">
            <text:p>43.65</text:p>
          </table:table-cell>
          <table:table-cell office:value-type="float" office:value="1145.108">
            <text:p>1145.1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3.4447">
            <text:p>43.44</text:p>
          </table:table-cell>
          <table:table-cell office:value-type="float" office:value="870.6906">
            <text:p>870.6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3.1508">
            <text:p>43.15</text:p>
          </table:table-cell>
          <table:table-cell office:value-type="float" office:value="890.2762">
            <text:p>890.2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2.7311">
            <text:p>42.73</text:p>
          </table:table-cell>
          <table:table-cell office:value-type="float" office:value="967.5655">
            <text:p>967.5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2.4422">
            <text:p>42.44</text:p>
          </table:table-cell>
          <table:table-cell office:value-type="float" office:value="889.6414">
            <text:p>889.6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3.2686">
            <text:p>43.27</text:p>
          </table:table-cell>
          <table:table-cell office:value-type="float" office:value="12962.3636">
            <text:p>12962.3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3.6561">
            <text:p>43.66</text:p>
          </table:table-cell>
          <table:table-cell office:value-type="float" office:value="940.3899">
            <text:p>940.39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4.6297">
            <text:p>44.63</text:p>
          </table:table-cell>
          <table:table-cell office:value-type="float" office:value="866.3007">
            <text:p>866.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5.1835">
            <text:p>45.18</text:p>
          </table:table-cell>
          <table:table-cell office:value-type="float" office:value="884.5463">
            <text:p>884.5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4.0541">
            <text:p>44.05</text:p>
          </table:table-cell>
          <table:table-cell office:value-type="float" office:value="887.404">
            <text:p>887.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2.5464">
            <text:p>42.55</text:p>
          </table:table-cell>
          <table:table-cell office:value-type="float" office:value="905.1126">
            <text:p>905.1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1.8632">
            <text:p>41.86</text:p>
          </table:table-cell>
          <table:table-cell office:value-type="float" office:value="912.8318">
            <text:p>912.8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2.781">
            <text:p>32.78</text:p>
          </table:table-cell>
          <table:table-cell office:value-type="float" office:value="966.3875">
            <text:p>966.3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00.4202">
            <text:p>100.42</text:p>
          </table:table-cell>
          <table:table-cell office:value-type="float" office:value="1009.357">
            <text:p>1009.3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7.5159">
            <text:p>57.52</text:p>
          </table:table-cell>
          <table:table-cell office:value-type="float" office:value="1119.1265">
            <text:p>1119.1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7.3246">
            <text:p>47.32</text:p>
          </table:table-cell>
          <table:table-cell office:value-type="float" office:value="966.2876">
            <text:p>966.2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6.4917">
            <text:p>46.49</text:p>
          </table:table-cell>
          <table:table-cell office:value-type="float" office:value="1116.9128">
            <text:p>1116.9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1.7478">
            <text:p>51.75</text:p>
          </table:table-cell>
          <table:table-cell office:value-type="float" office:value="1065.7842">
            <text:p>1065.7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1.7873">
            <text:p>51.79</text:p>
          </table:table-cell>
          <table:table-cell office:value-type="float" office:value="1185.0582">
            <text:p>1185.0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6.06">
            <text:p>46.06</text:p>
          </table:table-cell>
          <table:table-cell office:value-type="float" office:value="1001.8194">
            <text:p>1001.8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8.393">
            <text:p>48.39</text:p>
          </table:table-cell>
          <table:table-cell office:value-type="float" office:value="1040.7658">
            <text:p>1040.7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6.068">
            <text:p>46.07</text:p>
          </table:table-cell>
          <table:table-cell office:value-type="float" office:value="1071.3705">
            <text:p>1071.3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3.7514">
            <text:p>43.75</text:p>
          </table:table-cell>
          <table:table-cell office:value-type="float" office:value="1062.9656">
            <text:p>1062.9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4.159">
            <text:p>44.16</text:p>
          </table:table-cell>
          <table:table-cell office:value-type="float" office:value="1126.6187">
            <text:p>1126.6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5.6055">
            <text:p>45.61</text:p>
          </table:table-cell>
          <table:table-cell office:value-type="float" office:value="1086.1307">
            <text:p>1086.1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3.9365">
            <text:p>43.94</text:p>
          </table:table-cell>
          <table:table-cell office:value-type="float" office:value="1227.0862">
            <text:p>1227.0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4.6455">
            <text:p>44.65</text:p>
          </table:table-cell>
          <table:table-cell office:value-type="float" office:value="1180.185">
            <text:p>1180.1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4.0003">
            <text:p>44</text:p>
          </table:table-cell>
          <table:table-cell office:value-type="float" office:value="1192.8257">
            <text:p>1192.8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4.0244">
            <text:p>44.02</text:p>
          </table:table-cell>
          <table:table-cell office:value-type="float" office:value="1149.2443">
            <text:p>1149.2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3.4935">
            <text:p>43.49</text:p>
          </table:table-cell>
          <table:table-cell office:value-type="float" office:value="1493.6405">
            <text:p>1493.6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4.2211">
            <text:p>44.22</text:p>
          </table:table-cell>
          <table:table-cell office:value-type="float" office:value="1273.3952">
            <text:p>1273.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3.7859">
            <text:p>43.79</text:p>
          </table:table-cell>
          <table:table-cell office:value-type="float" office:value="1268.5544">
            <text:p>1268.5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3.5768">
            <text:p>43.58</text:p>
          </table:table-cell>
          <table:table-cell office:value-type="float" office:value="1294.0984">
            <text:p>1294.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3.9778">
            <text:p>43.98</text:p>
          </table:table-cell>
          <table:table-cell office:value-type="float" office:value="1467.215">
            <text:p>1467.2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6.331">
            <text:p>46.33</text:p>
          </table:table-cell>
          <table:table-cell office:value-type="float" office:value="1670.2756">
            <text:p>1670.2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4.8637">
            <text:p>44.86</text:p>
          </table:table-cell>
          <table:table-cell office:value-type="float" office:value="1438.8751">
            <text:p>1438.8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3.9598">
            <text:p>43.96</text:p>
          </table:table-cell>
          <table:table-cell office:value-type="float" office:value="1548.98">
            <text:p>1548.9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3.6534">
            <text:p>43.65</text:p>
          </table:table-cell>
          <table:table-cell office:value-type="float" office:value="1355.4548">
            <text:p>1355.4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3.715">
            <text:p>43.72</text:p>
          </table:table-cell>
          <table:table-cell office:value-type="float" office:value="1363.0377">
            <text:p>1363.0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4.5942">
            <text:p>44.59</text:p>
          </table:table-cell>
          <table:table-cell office:value-type="float" office:value="1393.182">
            <text:p>1393.1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4.5235">
            <text:p>44.52</text:p>
          </table:table-cell>
          <table:table-cell office:value-type="float" office:value="1578.4095">
            <text:p>1578.4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44.1114">
            <text:p>44.11</text:p>
          </table:table-cell>
          <table:table-cell office:value-type="float" office:value="1428.7731">
            <text:p>1428.7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4.8969">
            <text:p>64.9</text:p>
          </table:table-cell>
          <table:table-cell office:value-type="float" office:value="1516.1119">
            <text:p>1516.1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3.4001">
            <text:p>63.4</text:p>
          </table:table-cell>
          <table:table-cell office:value-type="float" office:value="1479.1256">
            <text:p>1479.1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2.6802">
            <text:p>62.68</text:p>
          </table:table-cell>
          <table:table-cell office:value-type="float" office:value="1460.1473">
            <text:p>1460.1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1.9749">
            <text:p>61.97</text:p>
          </table:table-cell>
          <table:table-cell office:value-type="float" office:value="1507.1526">
            <text:p>1507.1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9.4433">
            <text:p>59.44</text:p>
          </table:table-cell>
          <table:table-cell office:value-type="float" office:value="1621.2692">
            <text:p>1621.2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2.9483">
            <text:p>52.95</text:p>
          </table:table-cell>
          <table:table-cell office:value-type="float" office:value="1509.9465">
            <text:p>1509.9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6.7856">
            <text:p>46.79</text:p>
          </table:table-cell>
          <table:table-cell office:value-type="float" office:value="1508.0474">
            <text:p>1508.0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45.7465">
            <text:p>45.75</text:p>
          </table:table-cell>
          <table:table-cell office:value-type="float" office:value="1546.8262">
            <text:p>1546.8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45.0713">
            <text:p>45.07</text:p>
          </table:table-cell>
          <table:table-cell office:value-type="float" office:value="1602.3856">
            <text:p>1602.39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5.9372">
            <text:p>45.94</text:p>
          </table:table-cell>
          <table:table-cell office:value-type="float" office:value="1638.1151">
            <text:p>1638.1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59.784">
            <text:p>59.78</text:p>
          </table:table-cell>
          <table:table-cell office:value-type="float" office:value="1579.8254">
            <text:p>1579.8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59.4492">
            <text:p>59.45</text:p>
          </table:table-cell>
          <table:table-cell office:value-type="float" office:value="1592.9927">
            <text:p>1592.9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60.2961">
            <text:p>60.3</text:p>
          </table:table-cell>
          <table:table-cell office:value-type="float" office:value="1666.8105">
            <text:p>1666.8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61.9466">
            <text:p>61.95</text:p>
          </table:table-cell>
          <table:table-cell office:value-type="float" office:value="1686.4442">
            <text:p>1686.44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63.232">
            <text:p>63.23</text:p>
          </table:table-cell>
          <table:table-cell office:value-type="float" office:value="1632.9062">
            <text:p>1632.9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60.2781">
            <text:p>60.28</text:p>
          </table:table-cell>
          <table:table-cell office:value-type="float" office:value="1659.8153">
            <text:p>1659.8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9.7007">
            <text:p>59.7</text:p>
          </table:table-cell>
          <table:table-cell office:value-type="float" office:value="1653.9109">
            <text:p>1653.9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60.8734">
            <text:p>60.87</text:p>
          </table:table-cell>
          <table:table-cell office:value-type="float" office:value="1694.7221">
            <text:p>1694.72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61.7267">
            <text:p>61.73</text:p>
          </table:table-cell>
          <table:table-cell office:value-type="float" office:value="1733.5129">
            <text:p>1733.5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61.8741">
            <text:p>61.87</text:p>
          </table:table-cell>
          <table:table-cell office:value-type="float" office:value="1694.2699">
            <text:p>1694.2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60.8412">
            <text:p>60.84</text:p>
          </table:table-cell>
          <table:table-cell office:value-type="float" office:value="1676.3722">
            <text:p>1676.3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59.8197">
            <text:p>59.82</text:p>
          </table:table-cell>
          <table:table-cell office:value-type="float" office:value="1698.4606">
            <text:p>1698.46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61.2086">
            <text:p>61.21</text:p>
          </table:table-cell>
          <table:table-cell office:value-type="float" office:value="1721.7822">
            <text:p>1721.7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61.1598">
            <text:p>61.16</text:p>
          </table:table-cell>
          <table:table-cell office:value-type="float" office:value="1708.8423">
            <text:p>1708.8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59.2785">
            <text:p>59.28</text:p>
          </table:table-cell>
          <table:table-cell office:value-type="float" office:value="1821.9251">
            <text:p>1821.9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59.3975">
            <text:p>59.4</text:p>
          </table:table-cell>
          <table:table-cell office:value-type="float" office:value="22334.4537">
            <text:p>22334.4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9.9012">
            <text:p>59.9</text:p>
          </table:table-cell>
          <table:table-cell office:value-type="float" office:value="1604.9417">
            <text:p>1604.9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60.1639">
            <text:p>60.16</text:p>
          </table:table-cell>
          <table:table-cell office:value-type="float" office:value="1609.4252">
            <text:p>1609.43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59.7052">
            <text:p>59.71</text:p>
          </table:table-cell>
          <table:table-cell office:value-type="float" office:value="1624.4273">
            <text:p>1624.43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61.6054">
            <text:p>61.61</text:p>
          </table:table-cell>
          <table:table-cell office:value-type="float" office:value="1641.6632">
            <text:p>1641.66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61.5472">
            <text:p>61.55</text:p>
          </table:table-cell>
          <table:table-cell office:value-type="float" office:value="1647.154">
            <text:p>1647.1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60.8306">
            <text:p>60.83</text:p>
          </table:table-cell>
          <table:table-cell office:value-type="float" office:value="1658.1916">
            <text:p>1658.19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0.3366">
            <text:p>60.34</text:p>
          </table:table-cell>
          <table:table-cell office:value-type="float" office:value="1766.7437">
            <text:p>1766.7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59.6538">
            <text:p>59.65</text:p>
          </table:table-cell>
          <table:table-cell office:value-type="float" office:value="1693.7671">
            <text:p>1693.7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1.9762">
            <text:p>61.98</text:p>
          </table:table-cell>
          <table:table-cell office:value-type="float" office:value="1728.12">
            <text:p>1728.12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87.4646">
            <text:p>187.46</text:p>
          </table:table-cell>
          <table:table-cell office:value-type="float" office:value="1895.6691">
            <text:p>1895.6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05.7754">
            <text:p>105.78</text:p>
          </table:table-cell>
          <table:table-cell office:value-type="float" office:value="1754.1902">
            <text:p>1754.19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39.7064">
            <text:p>39.71</text:p>
          </table:table-cell>
          <table:table-cell office:value-type="float" office:value="1926.296">
            <text:p>1926.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96.2894">
            <text:p>96.29</text:p>
          </table:table-cell>
          <table:table-cell office:value-type="float" office:value="1850.6778">
            <text:p>1850.6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65.4347">
            <text:p>65.43</text:p>
          </table:table-cell>
          <table:table-cell office:value-type="float" office:value="1816.4341">
            <text:p>1816.4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61.2916">
            <text:p>61.29</text:p>
          </table:table-cell>
          <table:table-cell office:value-type="float" office:value="1848.9882">
            <text:p>1848.99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59.1744">
            <text:p>59.17</text:p>
          </table:table-cell>
          <table:table-cell office:value-type="float" office:value="2027.0832">
            <text:p>2027.0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58.9859">
            <text:p>58.99</text:p>
          </table:table-cell>
          <table:table-cell office:value-type="float" office:value="1900.1303">
            <text:p>1900.13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59.5926">
            <text:p>59.59</text:p>
          </table:table-cell>
          <table:table-cell office:value-type="float" office:value="1923.3822">
            <text:p>1923.38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59.1721">
            <text:p>59.17</text:p>
          </table:table-cell>
          <table:table-cell office:value-type="float" office:value="1941.2596">
            <text:p>1941.2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62.113">
            <text:p>62.11</text:p>
          </table:table-cell>
          <table:table-cell office:value-type="float" office:value="1967.1939">
            <text:p>1967.1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1.6482">
            <text:p>61.65</text:p>
          </table:table-cell>
          <table:table-cell office:value-type="float" office:value="2157.3807">
            <text:p>2157.38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76.9478">
            <text:p>76.95</text:p>
          </table:table-cell>
          <table:table-cell office:value-type="float" office:value="2037.0333">
            <text:p>2037.0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84.473">
            <text:p>84.47</text:p>
          </table:table-cell>
          <table:table-cell office:value-type="float" office:value="2049.9069">
            <text:p>2049.9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66.6975">
            <text:p>66.7</text:p>
          </table:table-cell>
          <table:table-cell office:value-type="float" office:value="2083.6407">
            <text:p>2083.64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2.7533">
            <text:p>62.75</text:p>
          </table:table-cell>
          <table:table-cell office:value-type="float" office:value="2099.2549">
            <text:p>2099.2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61.7387">
            <text:p>61.74</text:p>
          </table:table-cell>
          <table:table-cell office:value-type="float" office:value="2220.9689">
            <text:p>2220.9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64.8079">
            <text:p>64.81</text:p>
          </table:table-cell>
          <table:table-cell office:value-type="float" office:value="2150.5252">
            <text:p>2150.53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59.3723">
            <text:p>59.37</text:p>
          </table:table-cell>
          <table:table-cell office:value-type="float" office:value="2177.9637">
            <text:p>2177.9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58.8974">
            <text:p>58.9</text:p>
          </table:table-cell>
          <table:table-cell office:value-type="float" office:value="2274.3342">
            <text:p>2274.33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59.3797">
            <text:p>59.38</text:p>
          </table:table-cell>
          <table:table-cell office:value-type="float" office:value="2288.0647">
            <text:p>2288.0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9.5848">
            <text:p>59.58</text:p>
          </table:table-cell>
          <table:table-cell office:value-type="float" office:value="2259.6825">
            <text:p>2259.68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60.5123">
            <text:p>60.51</text:p>
          </table:table-cell>
          <table:table-cell office:value-type="float" office:value="2263.7036">
            <text:p>2263.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59.3775">
            <text:p>59.38</text:p>
          </table:table-cell>
          <table:table-cell office:value-type="float" office:value="2281.6909">
            <text:p>2281.6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60.7143">
            <text:p>60.71</text:p>
          </table:table-cell>
          <table:table-cell office:value-type="float" office:value="2452.3358">
            <text:p>2452.34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58.9616">
            <text:p>58.96</text:p>
          </table:table-cell>
          <table:table-cell office:value-type="float" office:value="2360.8058">
            <text:p>2360.8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59.7634">
            <text:p>59.76</text:p>
          </table:table-cell>
          <table:table-cell office:value-type="float" office:value="2394.5787">
            <text:p>2394.5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59.819">
            <text:p>59.82</text:p>
          </table:table-cell>
          <table:table-cell office:value-type="float" office:value="2370.6707">
            <text:p>2370.6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73.3032">
            <text:p>73.3</text:p>
          </table:table-cell>
          <table:table-cell office:value-type="float" office:value="2481.4036">
            <text:p>2481.4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69.7295">
            <text:p>69.73</text:p>
          </table:table-cell>
          <table:table-cell office:value-type="float" office:value="2411.4943">
            <text:p>2411.4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61.4463">
            <text:p>61.45</text:p>
          </table:table-cell>
          <table:table-cell office:value-type="float" office:value="2457.9579">
            <text:p>2457.9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9.1552">
            <text:p>99.16</text:p>
          </table:table-cell>
          <table:table-cell office:value-type="float" office:value="2443.8621">
            <text:p>2443.8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90.0442">
            <text:p>90.04</text:p>
          </table:table-cell>
          <table:table-cell office:value-type="float" office:value="29866.9173">
            <text:p>29866.9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82.053">
            <text:p>82.05</text:p>
          </table:table-cell>
          <table:table-cell office:value-type="float" office:value="2449.6843">
            <text:p>2449.68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79.2721">
            <text:p>79.27</text:p>
          </table:table-cell>
          <table:table-cell office:value-type="float" office:value="2574.7016">
            <text:p>2574.7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74.9342">
            <text:p>74.93</text:p>
          </table:table-cell>
          <table:table-cell office:value-type="float" office:value="2472.4572">
            <text:p>2472.4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71.2585">
            <text:p>71.26</text:p>
          </table:table-cell>
          <table:table-cell office:value-type="float" office:value="2535.5988">
            <text:p>2535.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70.7381">
            <text:p>70.74</text:p>
          </table:table-cell>
          <table:table-cell office:value-type="float" office:value="2552.4345">
            <text:p>2552.43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79.5404">
            <text:p>79.54</text:p>
          </table:table-cell>
          <table:table-cell office:value-type="float" office:value="2543.1145">
            <text:p>2543.1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81.5856">
            <text:p>81.59</text:p>
          </table:table-cell>
          <table:table-cell office:value-type="float" office:value="2548.6182">
            <text:p>2548.62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81.8818">
            <text:p>81.88</text:p>
          </table:table-cell>
          <table:table-cell office:value-type="float" office:value="2661.4067">
            <text:p>2661.4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77.6336">
            <text:p>77.63</text:p>
          </table:table-cell>
          <table:table-cell office:value-type="float" office:value="2681.9812">
            <text:p>2681.98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75.9681">
            <text:p>75.97</text:p>
          </table:table-cell>
          <table:table-cell office:value-type="float" office:value="2650.4004">
            <text:p>2650.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4.6223">
            <text:p>34.62</text:p>
          </table:table-cell>
          <table:table-cell office:value-type="float" office:value="2806.7991">
            <text:p>2806.8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01.3155">
            <text:p>101.32</text:p>
          </table:table-cell>
          <table:table-cell office:value-type="float" office:value="2645.8995">
            <text:p>2645.9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69.0054">
            <text:p>69.01</text:p>
          </table:table-cell>
          <table:table-cell office:value-type="float" office:value="2791.1139">
            <text:p>2791.1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61.4651">
            <text:p>61.47</text:p>
          </table:table-cell>
          <table:table-cell office:value-type="float" office:value="2839.1117">
            <text:p>2839.1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87.231">
            <text:p>87.23</text:p>
          </table:table-cell>
          <table:table-cell office:value-type="float" office:value="2747.3609">
            <text:p>2747.36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73.293">
            <text:p>73.29</text:p>
          </table:table-cell>
          <table:table-cell office:value-type="float" office:value="2752.1803">
            <text:p>2752.18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62.0131">
            <text:p>62.01</text:p>
          </table:table-cell>
          <table:table-cell office:value-type="float" office:value="2950.6981">
            <text:p>2950.7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76.3964">
            <text:p>76.4</text:p>
          </table:table-cell>
          <table:table-cell office:value-type="float" office:value="2796.6314">
            <text:p>2796.6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76.7845">
            <text:p>76.78</text:p>
          </table:table-cell>
          <table:table-cell office:value-type="float" office:value="2824.5767">
            <text:p>2824.58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74.6084">
            <text:p>74.61</text:p>
          </table:table-cell>
          <table:table-cell office:value-type="float" office:value="2850.3471">
            <text:p>2850.35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73.8092">
            <text:p>73.81</text:p>
          </table:table-cell>
          <table:table-cell office:value-type="float" office:value="2980.8572">
            <text:p>2980.86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93.3807">
            <text:p>93.38</text:p>
          </table:table-cell>
          <table:table-cell office:value-type="float" office:value="2900.3541">
            <text:p>2900.35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87.5475">
            <text:p>87.55</text:p>
          </table:table-cell>
          <table:table-cell office:value-type="float" office:value="3002.9728">
            <text:p>3002.97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76.0206">
            <text:p>76.02</text:p>
          </table:table-cell>
          <table:table-cell office:value-type="float" office:value="3013.3197">
            <text:p>3013.32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70.9371">
            <text:p>70.94</text:p>
          </table:table-cell>
          <table:table-cell office:value-type="float" office:value="2956.6523">
            <text:p>2956.65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69.5272">
            <text:p>69.53</text:p>
          </table:table-cell>
          <table:table-cell office:value-type="float" office:value="3099.9463">
            <text:p>3099.9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78.7166">
            <text:p>78.72</text:p>
          </table:table-cell>
          <table:table-cell office:value-type="float" office:value="3076.5275">
            <text:p>3076.5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86.4202">
            <text:p>86.42</text:p>
          </table:table-cell>
          <table:table-cell office:value-type="float" office:value="3021.8522">
            <text:p>3021.8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88.4633">
            <text:p>88.46</text:p>
          </table:table-cell>
          <table:table-cell office:value-type="float" office:value="3122.5679">
            <text:p>3122.57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81.607">
            <text:p>81.61</text:p>
          </table:table-cell>
          <table:table-cell office:value-type="float" office:value="3064.6141">
            <text:p>3064.6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64.7004">
            <text:p>64.7</text:p>
          </table:table-cell>
          <table:table-cell office:value-type="float" office:value="3176.2589">
            <text:p>3176.26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60.2206">
            <text:p>60.22</text:p>
          </table:table-cell>
          <table:table-cell office:value-type="float" office:value="3130.6749">
            <text:p>3130.67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59.7513">
            <text:p>59.75</text:p>
          </table:table-cell>
          <table:table-cell office:value-type="float" office:value="3132.5368">
            <text:p>3132.5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59.7889">
            <text:p>59.79</text:p>
          </table:table-cell>
          <table:table-cell office:value-type="float" office:value="3331.6341">
            <text:p>3331.6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59.3073">
            <text:p>59.31</text:p>
          </table:table-cell>
          <table:table-cell office:value-type="float" office:value="3358.5042">
            <text:p>3358.5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58.9106">
            <text:p>58.91</text:p>
          </table:table-cell>
          <table:table-cell office:value-type="float" office:value="3344.2028">
            <text:p>3344.2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57.5171">
            <text:p>57.52</text:p>
          </table:table-cell>
          <table:table-cell office:value-type="float" office:value="3245.3649">
            <text:p>3245.36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78.4324">
            <text:p>78.43</text:p>
          </table:table-cell>
          <table:table-cell office:value-type="float" office:value="3252.9503">
            <text:p>3252.9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80.3229">
            <text:p>80.32</text:p>
          </table:table-cell>
          <table:table-cell office:value-type="float" office:value="3347.4459">
            <text:p>3347.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3">09/13/2010</text:date>, <text:time>16:1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9-13T16:17:05</dc:date>
    <dc:creator>Brent Nix</dc:creator>
    <meta:generator>OpenOffice.org/3.2$Linux OpenOffice.org_project/320m12$Build-9483</meta:generator>
    <meta:printed-by>Brent Nix</meta:printed-by>
    <meta:print-date>2010-09-13T16:11:05</meta:print-date>
    <meta:editing-duration>PT00H33M18S</meta:editing-duration>
    <meta:editing-cycles>2</meta:editing-cycles>
    <meta:document-statistic meta:table-count="2" meta:cell-count="6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11cm" svg:height="21.337cm" xlink:href=".." chart:class="chart:line" chart:style-name="ch1">
        <chart:title svg:x="6.842cm" svg:y="0.427cm" chart:style-name="ch2">
          <text:p>Assignment 2</text:p>
        </chart:title>
        <chart:subtitle svg:x="7.127cm" svg:y="1.373cm" chart:style-name="ch3">
          <text:p>Experiment 4</text:p>
        </chart:subtitle>
        <chart:legend chart:legend-position="end" svg:x="3.261cm" svg:y="10.205cm" chart:style-name="ch4"/>
        <chart:plot-area chart:style-name="ch5" table:cell-range-address="Sheet1.A1:Sheet1.C201" chart:data-source-has-labels="both" svg:x="0.48cm" svg:y="2.238cm" svg:width="14.819cm" svg:height="18.019cm">
          <chart:axis chart:dimension="x" chart:name="primary-x" chart:style-name="ch6">
            <chart:title svg:x="7.976cm" svg:y="20.12cm" chart:style-name="ch7">
              <text:p>"n"</text:p>
            </chart:title>
            <chart:categories table:cell-range-address="Sheet1.A2:Sheet1.A201"/>
          </chart:axis>
          <chart:axis chart:dimension="y" chart:name="primary-y" chart:style-name="ch6">
            <chart:title svg:x="0.351cm" svg:y="11.743cm" chart:style-name="ch8">
              <text:p>"time in ns"</text:p>
            </chart:title>
            <chart:grid chart:style-name="ch9" chart:class="major"/>
          </chart:axis>
          <chart:series chart:style-name="ch10" chart:values-cell-range-address="Sheet1.B2:Sheet1.B201" chart:label-cell-address="Sheet1.B1:Sheet1.B1" chart:class="chart:line">
            <chart:data-point chart:repeated="200"/>
          </chart:series>
          <chart:series chart:style-name="ch11" chart:values-cell-range-address="Sheet1.C2:Sheet1.C201" chart:label-cell-address="Sheet1.C1:Sheet1.C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LinkedSequence</text:p>
              </table:table-cell>
              <table:table-cell office:value-type="string">
                <text:p text:id="Sheet1.C1:Sheet1.C1">ArraySequence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201">1</text:p>
              </table:table-cell>
              <table:table-cell office:value-type="float" office:value="551.769">
                <text:p text:id="Sheet1.B2:Sheet1.B201">551.769</text:p>
              </table:table-cell>
              <table:table-cell office:value-type="float" office:value="680.495">
                <text:p text:id="Sheet1.C2:Sheet1.C201">680.4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7.3934">
                <text:p>657.3934</text:p>
              </table:table-cell>
              <table:table-cell office:value-type="float" office:value="185.6616">
                <text:p>185.6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3.6258">
                <text:p>113.6258</text:p>
              </table:table-cell>
              <table:table-cell office:value-type="float" office:value="130.422">
                <text:p>130.4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3.5616">
                <text:p>113.5616</text:p>
              </table:table-cell>
              <table:table-cell office:value-type="float" office:value="144.4929">
                <text:p>144.4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2.3104">
                <text:p>112.3104</text:p>
              </table:table-cell>
              <table:table-cell office:value-type="float" office:value="162.0308">
                <text:p>162.03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.4482">
                <text:p>112.4482</text:p>
              </table:table-cell>
              <table:table-cell office:value-type="float" office:value="177.1611">
                <text:p>177.16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.1679">
                <text:p>113.1679</text:p>
              </table:table-cell>
              <table:table-cell office:value-type="float" office:value="190.8247">
                <text:p>190.8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4.0968">
                <text:p>114.0968</text:p>
              </table:table-cell>
              <table:table-cell office:value-type="float" office:value="206.7202">
                <text:p>206.72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4.2455">
                <text:p>114.2455</text:p>
              </table:table-cell>
              <table:table-cell office:value-type="float" office:value="219.8502">
                <text:p>219.85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4.6517">
                <text:p>114.6517</text:p>
              </table:table-cell>
              <table:table-cell office:value-type="float" office:value="234.1324">
                <text:p>234.13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.6272">
                <text:p>77.6272</text:p>
              </table:table-cell>
              <table:table-cell office:value-type="float" office:value="763.7809">
                <text:p>763.78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4489">
                <text:p>45.4489</text:p>
              </table:table-cell>
              <table:table-cell office:value-type="float" office:value="133.4081">
                <text:p>133.40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4012">
                <text:p>45.4012</text:p>
              </table:table-cell>
              <table:table-cell office:value-type="float" office:value="136.5752">
                <text:p>136.5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.1587">
                <text:p>45.1587</text:p>
              </table:table-cell>
              <table:table-cell office:value-type="float" office:value="149.442">
                <text:p>149.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.6384">
                <text:p>44.6384</text:p>
              </table:table-cell>
              <table:table-cell office:value-type="float" office:value="152.3875">
                <text:p>152.3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.967">
                <text:p>47.967</text:p>
              </table:table-cell>
              <table:table-cell office:value-type="float" office:value="165.6784">
                <text:p>165.67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.8486">
                <text:p>44.8486</text:p>
              </table:table-cell>
              <table:table-cell office:value-type="float" office:value="172.6629">
                <text:p>172.66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.0461">
                <text:p>46.0461</text:p>
              </table:table-cell>
              <table:table-cell office:value-type="float" office:value="284.986">
                <text:p>284.9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.3011">
                <text:p>45.3011</text:p>
              </table:table-cell>
              <table:table-cell office:value-type="float" office:value="301.4463">
                <text:p>301.44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.638">
                <text:p>45.638</text:p>
              </table:table-cell>
              <table:table-cell office:value-type="float" office:value="307.368">
                <text:p>307.3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.6545">
                <text:p>45.6545</text:p>
              </table:table-cell>
              <table:table-cell office:value-type="float" office:value="469.737">
                <text:p>469.7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.0814">
                <text:p>46.0814</text:p>
              </table:table-cell>
              <table:table-cell office:value-type="float" office:value="349.7408">
                <text:p>349.74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.7544">
                <text:p>45.7544</text:p>
              </table:table-cell>
              <table:table-cell office:value-type="float" office:value="348.4152">
                <text:p>348.41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.1501">
                <text:p>45.1501</text:p>
              </table:table-cell>
              <table:table-cell office:value-type="float" office:value="357.1341">
                <text:p>357.13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.4377">
                <text:p>46.4377</text:p>
              </table:table-cell>
              <table:table-cell office:value-type="float" office:value="371.0863">
                <text:p>371.08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.2987">
                <text:p>46.2987</text:p>
              </table:table-cell>
              <table:table-cell office:value-type="float" office:value="394.4381">
                <text:p>394.4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.2166">
                <text:p>46.2166</text:p>
              </table:table-cell>
              <table:table-cell office:value-type="float" office:value="4471.1662">
                <text:p>4471.16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.6914">
                <text:p>46.6914</text:p>
              </table:table-cell>
              <table:table-cell office:value-type="float" office:value="427.2461">
                <text:p>427.24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.4929">
                <text:p>46.4929</text:p>
              </table:table-cell>
              <table:table-cell office:value-type="float" office:value="419.93">
                <text:p>419.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.783">
                <text:p>45.783</text:p>
              </table:table-cell>
              <table:table-cell office:value-type="float" office:value="430.7916">
                <text:p>430.79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.2615">
                <text:p>77.2615</text:p>
              </table:table-cell>
              <table:table-cell office:value-type="float" office:value="446.6575">
                <text:p>446.65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.0605">
                <text:p>50.0605</text:p>
              </table:table-cell>
              <table:table-cell office:value-type="float" office:value="463.9737">
                <text:p>463.97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.0378">
                <text:p>44.0378</text:p>
              </table:table-cell>
              <table:table-cell office:value-type="float" office:value="477.694">
                <text:p>477.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.5997">
                <text:p>56.5997</text:p>
              </table:table-cell>
              <table:table-cell office:value-type="float" office:value="500.3632">
                <text:p>500.36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.3191">
                <text:p>46.3191</text:p>
              </table:table-cell>
              <table:table-cell office:value-type="float" office:value="510.009">
                <text:p>510.0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.26">
                <text:p>43.26</text:p>
              </table:table-cell>
              <table:table-cell office:value-type="float" office:value="509.7237">
                <text:p>509.72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.3779">
                <text:p>42.3779</text:p>
              </table:table-cell>
              <table:table-cell office:value-type="float" office:value="523.0761">
                <text:p>523.07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.1902">
                <text:p>42.1902</text:p>
              </table:table-cell>
              <table:table-cell office:value-type="float" office:value="543.6287">
                <text:p>543.62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.5126">
                <text:p>42.5126</text:p>
              </table:table-cell>
              <table:table-cell office:value-type="float" office:value="543.0924">
                <text:p>543.09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.2578">
                <text:p>42.2578</text:p>
              </table:table-cell>
              <table:table-cell office:value-type="float" office:value="577.5402">
                <text:p>577.54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.4116">
                <text:p>41.4116</text:p>
              </table:table-cell>
              <table:table-cell office:value-type="float" office:value="890.5348">
                <text:p>890.53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.4885">
                <text:p>84.4885</text:p>
              </table:table-cell>
              <table:table-cell office:value-type="float" office:value="748.0536">
                <text:p>748.05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.1239">
                <text:p>80.1239</text:p>
              </table:table-cell>
              <table:table-cell office:value-type="float" office:value="742.8673">
                <text:p>742.86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2.3055">
                <text:p>122.3055</text:p>
              </table:table-cell>
              <table:table-cell office:value-type="float" office:value="763.8958">
                <text:p>763.89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3.3124">
                <text:p>83.3124</text:p>
              </table:table-cell>
              <table:table-cell office:value-type="float" office:value="787.8992">
                <text:p>787.89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6.2828">
                <text:p>86.2828</text:p>
              </table:table-cell>
              <table:table-cell office:value-type="float" office:value="744.4181">
                <text:p>744.41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2.2554">
                <text:p>102.2554</text:p>
              </table:table-cell>
              <table:table-cell office:value-type="float" office:value="758.2303">
                <text:p>758.23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8.8345">
                <text:p>78.8345</text:p>
              </table:table-cell>
              <table:table-cell office:value-type="float" office:value="864.2249">
                <text:p>864.22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.9516">
                <text:p>62.9516</text:p>
              </table:table-cell>
              <table:table-cell office:value-type="float" office:value="900.8376">
                <text:p>900.83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.2788">
                <text:p>58.2788</text:p>
              </table:table-cell>
              <table:table-cell office:value-type="float" office:value="860.1707">
                <text:p>860.17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6.6741">
                <text:p>46.6741</text:p>
              </table:table-cell>
              <table:table-cell office:value-type="float" office:value="859.4357">
                <text:p>859.43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.6464">
                <text:p>43.6464</text:p>
              </table:table-cell>
              <table:table-cell office:value-type="float" office:value="1145.108">
                <text:p>1145.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.4447">
                <text:p>43.4447</text:p>
              </table:table-cell>
              <table:table-cell office:value-type="float" office:value="870.6906">
                <text:p>870.69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.1508">
                <text:p>43.1508</text:p>
              </table:table-cell>
              <table:table-cell office:value-type="float" office:value="890.2762">
                <text:p>890.27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.7311">
                <text:p>42.7311</text:p>
              </table:table-cell>
              <table:table-cell office:value-type="float" office:value="967.5655">
                <text:p>967.56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.4422">
                <text:p>42.4422</text:p>
              </table:table-cell>
              <table:table-cell office:value-type="float" office:value="889.6414">
                <text:p>889.64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.2686">
                <text:p>43.2686</text:p>
              </table:table-cell>
              <table:table-cell office:value-type="float" office:value="12962.3636">
                <text:p>12962.36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.6561">
                <text:p>43.6561</text:p>
              </table:table-cell>
              <table:table-cell office:value-type="float" office:value="940.3899">
                <text:p>940.38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.6297">
                <text:p>44.6297</text:p>
              </table:table-cell>
              <table:table-cell office:value-type="float" office:value="866.3007">
                <text:p>866.30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.1835">
                <text:p>45.1835</text:p>
              </table:table-cell>
              <table:table-cell office:value-type="float" office:value="884.5463">
                <text:p>884.54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.0541">
                <text:p>44.0541</text:p>
              </table:table-cell>
              <table:table-cell office:value-type="float" office:value="887.404">
                <text:p>887.4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.5464">
                <text:p>42.5464</text:p>
              </table:table-cell>
              <table:table-cell office:value-type="float" office:value="905.1126">
                <text:p>905.11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1.8632">
                <text:p>41.8632</text:p>
              </table:table-cell>
              <table:table-cell office:value-type="float" office:value="912.8318">
                <text:p>912.83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.781">
                <text:p>32.781</text:p>
              </table:table-cell>
              <table:table-cell office:value-type="float" office:value="966.3875">
                <text:p>966.3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.4202">
                <text:p>100.4202</text:p>
              </table:table-cell>
              <table:table-cell office:value-type="float" office:value="1009.357">
                <text:p>1009.3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.5159">
                <text:p>57.5159</text:p>
              </table:table-cell>
              <table:table-cell office:value-type="float" office:value="1119.1265">
                <text:p>1119.12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7.3246">
                <text:p>47.3246</text:p>
              </table:table-cell>
              <table:table-cell office:value-type="float" office:value="966.2876">
                <text:p>966.28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.4917">
                <text:p>46.4917</text:p>
              </table:table-cell>
              <table:table-cell office:value-type="float" office:value="1116.9128">
                <text:p>1116.91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.7478">
                <text:p>51.7478</text:p>
              </table:table-cell>
              <table:table-cell office:value-type="float" office:value="1065.7842">
                <text:p>1065.78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.7873">
                <text:p>51.7873</text:p>
              </table:table-cell>
              <table:table-cell office:value-type="float" office:value="1185.0582">
                <text:p>1185.05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.06">
                <text:p>46.06</text:p>
              </table:table-cell>
              <table:table-cell office:value-type="float" office:value="1001.8194">
                <text:p>1001.81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8.393">
                <text:p>48.393</text:p>
              </table:table-cell>
              <table:table-cell office:value-type="float" office:value="1040.7658">
                <text:p>1040.76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.068">
                <text:p>46.068</text:p>
              </table:table-cell>
              <table:table-cell office:value-type="float" office:value="1071.3705">
                <text:p>1071.37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.7514">
                <text:p>43.7514</text:p>
              </table:table-cell>
              <table:table-cell office:value-type="float" office:value="1062.9656">
                <text:p>1062.96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.159">
                <text:p>44.159</text:p>
              </table:table-cell>
              <table:table-cell office:value-type="float" office:value="1126.6187">
                <text:p>1126.61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.6055">
                <text:p>45.6055</text:p>
              </table:table-cell>
              <table:table-cell office:value-type="float" office:value="1086.1307">
                <text:p>1086.13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.9365">
                <text:p>43.9365</text:p>
              </table:table-cell>
              <table:table-cell office:value-type="float" office:value="1227.0862">
                <text:p>1227.08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.6455">
                <text:p>44.6455</text:p>
              </table:table-cell>
              <table:table-cell office:value-type="float" office:value="1180.185">
                <text:p>1180.1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.0003">
                <text:p>44.0003</text:p>
              </table:table-cell>
              <table:table-cell office:value-type="float" office:value="1192.8257">
                <text:p>1192.82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0244">
                <text:p>44.0244</text:p>
              </table:table-cell>
              <table:table-cell office:value-type="float" office:value="1149.2443">
                <text:p>1149.24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.4935">
                <text:p>43.4935</text:p>
              </table:table-cell>
              <table:table-cell office:value-type="float" office:value="1493.6405">
                <text:p>1493.64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.2211">
                <text:p>44.2211</text:p>
              </table:table-cell>
              <table:table-cell office:value-type="float" office:value="1273.3952">
                <text:p>1273.39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3.7859">
                <text:p>43.7859</text:p>
              </table:table-cell>
              <table:table-cell office:value-type="float" office:value="1268.5544">
                <text:p>1268.55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.5768">
                <text:p>43.5768</text:p>
              </table:table-cell>
              <table:table-cell office:value-type="float" office:value="1294.0984">
                <text:p>1294.09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.9778">
                <text:p>43.9778</text:p>
              </table:table-cell>
              <table:table-cell office:value-type="float" office:value="1467.215">
                <text:p>1467.2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.331">
                <text:p>46.331</text:p>
              </table:table-cell>
              <table:table-cell office:value-type="float" office:value="1670.2756">
                <text:p>1670.27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.8637">
                <text:p>44.8637</text:p>
              </table:table-cell>
              <table:table-cell office:value-type="float" office:value="1438.8751">
                <text:p>1438.87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.9598">
                <text:p>43.9598</text:p>
              </table:table-cell>
              <table:table-cell office:value-type="float" office:value="1548.98">
                <text:p>1548.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.6534">
                <text:p>43.6534</text:p>
              </table:table-cell>
              <table:table-cell office:value-type="float" office:value="1355.4548">
                <text:p>1355.45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.715">
                <text:p>43.715</text:p>
              </table:table-cell>
              <table:table-cell office:value-type="float" office:value="1363.0377">
                <text:p>1363.03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.5942">
                <text:p>44.5942</text:p>
              </table:table-cell>
              <table:table-cell office:value-type="float" office:value="1393.182">
                <text:p>1393.1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.5235">
                <text:p>44.5235</text:p>
              </table:table-cell>
              <table:table-cell office:value-type="float" office:value="1578.4095">
                <text:p>1578.40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.1114">
                <text:p>44.1114</text:p>
              </table:table-cell>
              <table:table-cell office:value-type="float" office:value="1428.7731">
                <text:p>1428.77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4.8969">
                <text:p>64.8969</text:p>
              </table:table-cell>
              <table:table-cell office:value-type="float" office:value="1516.1119">
                <text:p>1516.11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3.4001">
                <text:p>63.4001</text:p>
              </table:table-cell>
              <table:table-cell office:value-type="float" office:value="1479.1256">
                <text:p>1479.12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2.6802">
                <text:p>62.6802</text:p>
              </table:table-cell>
              <table:table-cell office:value-type="float" office:value="1460.1473">
                <text:p>1460.14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1.9749">
                <text:p>61.9749</text:p>
              </table:table-cell>
              <table:table-cell office:value-type="float" office:value="1507.1526">
                <text:p>1507.15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9.4433">
                <text:p>59.4433</text:p>
              </table:table-cell>
              <table:table-cell office:value-type="float" office:value="1621.2692">
                <text:p>1621.26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.9483">
                <text:p>52.9483</text:p>
              </table:table-cell>
              <table:table-cell office:value-type="float" office:value="1509.9465">
                <text:p>1509.94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.7856">
                <text:p>46.7856</text:p>
              </table:table-cell>
              <table:table-cell office:value-type="float" office:value="1508.0474">
                <text:p>1508.04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.7465">
                <text:p>45.7465</text:p>
              </table:table-cell>
              <table:table-cell office:value-type="float" office:value="1546.8262">
                <text:p>1546.82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.0713">
                <text:p>45.0713</text:p>
              </table:table-cell>
              <table:table-cell office:value-type="float" office:value="1602.3856">
                <text:p>1602.38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5.9372">
                <text:p>45.9372</text:p>
              </table:table-cell>
              <table:table-cell office:value-type="float" office:value="1638.1151">
                <text:p>1638.11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9.784">
                <text:p>59.784</text:p>
              </table:table-cell>
              <table:table-cell office:value-type="float" office:value="1579.8254">
                <text:p>1579.82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.4492">
                <text:p>59.4492</text:p>
              </table:table-cell>
              <table:table-cell office:value-type="float" office:value="1592.9927">
                <text:p>1592.99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0.2961">
                <text:p>60.2961</text:p>
              </table:table-cell>
              <table:table-cell office:value-type="float" office:value="1666.8105">
                <text:p>1666.81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1.9466">
                <text:p>61.9466</text:p>
              </table:table-cell>
              <table:table-cell office:value-type="float" office:value="1686.4442">
                <text:p>1686.44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3.232">
                <text:p>63.232</text:p>
              </table:table-cell>
              <table:table-cell office:value-type="float" office:value="1632.9062">
                <text:p>1632.90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0.2781">
                <text:p>60.2781</text:p>
              </table:table-cell>
              <table:table-cell office:value-type="float" office:value="1659.8153">
                <text:p>1659.81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9.7007">
                <text:p>59.7007</text:p>
              </table:table-cell>
              <table:table-cell office:value-type="float" office:value="1653.9109">
                <text:p>1653.91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.8734">
                <text:p>60.8734</text:p>
              </table:table-cell>
              <table:table-cell office:value-type="float" office:value="1694.7221">
                <text:p>1694.72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.7267">
                <text:p>61.7267</text:p>
              </table:table-cell>
              <table:table-cell office:value-type="float" office:value="1733.5129">
                <text:p>1733.51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1.8741">
                <text:p>61.8741</text:p>
              </table:table-cell>
              <table:table-cell office:value-type="float" office:value="1694.2699">
                <text:p>1694.26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0.8412">
                <text:p>60.8412</text:p>
              </table:table-cell>
              <table:table-cell office:value-type="float" office:value="1676.3722">
                <text:p>1676.37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.8197">
                <text:p>59.8197</text:p>
              </table:table-cell>
              <table:table-cell office:value-type="float" office:value="1698.4606">
                <text:p>1698.46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1.2086">
                <text:p>61.2086</text:p>
              </table:table-cell>
              <table:table-cell office:value-type="float" office:value="1721.7822">
                <text:p>1721.78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1.1598">
                <text:p>61.1598</text:p>
              </table:table-cell>
              <table:table-cell office:value-type="float" office:value="1708.8423">
                <text:p>1708.84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.2785">
                <text:p>59.2785</text:p>
              </table:table-cell>
              <table:table-cell office:value-type="float" office:value="1821.9251">
                <text:p>1821.92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.3975">
                <text:p>59.3975</text:p>
              </table:table-cell>
              <table:table-cell office:value-type="float" office:value="22334.4537">
                <text:p>22334.45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.9012">
                <text:p>59.9012</text:p>
              </table:table-cell>
              <table:table-cell office:value-type="float" office:value="1604.9417">
                <text:p>1604.94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.1639">
                <text:p>60.1639</text:p>
              </table:table-cell>
              <table:table-cell office:value-type="float" office:value="1609.4252">
                <text:p>1609.42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9.7052">
                <text:p>59.7052</text:p>
              </table:table-cell>
              <table:table-cell office:value-type="float" office:value="1624.4273">
                <text:p>1624.42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.6054">
                <text:p>61.6054</text:p>
              </table:table-cell>
              <table:table-cell office:value-type="float" office:value="1641.6632">
                <text:p>1641.66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.5472">
                <text:p>61.5472</text:p>
              </table:table-cell>
              <table:table-cell office:value-type="float" office:value="1647.154">
                <text:p>1647.1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.8306">
                <text:p>60.8306</text:p>
              </table:table-cell>
              <table:table-cell office:value-type="float" office:value="1658.1916">
                <text:p>1658.19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.3366">
                <text:p>60.3366</text:p>
              </table:table-cell>
              <table:table-cell office:value-type="float" office:value="1766.7437">
                <text:p>1766.74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9.6538">
                <text:p>59.6538</text:p>
              </table:table-cell>
              <table:table-cell office:value-type="float" office:value="1693.7671">
                <text:p>1693.76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1.9762">
                <text:p>61.9762</text:p>
              </table:table-cell>
              <table:table-cell office:value-type="float" office:value="1728.12">
                <text:p>1728.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7.4646">
                <text:p>187.4646</text:p>
              </table:table-cell>
              <table:table-cell office:value-type="float" office:value="1895.6691">
                <text:p>1895.66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5.7754">
                <text:p>105.7754</text:p>
              </table:table-cell>
              <table:table-cell office:value-type="float" office:value="1754.1902">
                <text:p>1754.19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.7064">
                <text:p>39.7064</text:p>
              </table:table-cell>
              <table:table-cell office:value-type="float" office:value="1926.296">
                <text:p>1926.2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6.2894">
                <text:p>96.2894</text:p>
              </table:table-cell>
              <table:table-cell office:value-type="float" office:value="1850.6778">
                <text:p>1850.67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5.4347">
                <text:p>65.4347</text:p>
              </table:table-cell>
              <table:table-cell office:value-type="float" office:value="1816.4341">
                <text:p>1816.43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1.2916">
                <text:p>61.2916</text:p>
              </table:table-cell>
              <table:table-cell office:value-type="float" office:value="1848.9882">
                <text:p>1848.98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9.1744">
                <text:p>59.1744</text:p>
              </table:table-cell>
              <table:table-cell office:value-type="float" office:value="2027.0832">
                <text:p>2027.08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8.9859">
                <text:p>58.9859</text:p>
              </table:table-cell>
              <table:table-cell office:value-type="float" office:value="1900.1303">
                <text:p>1900.13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9.5926">
                <text:p>59.5926</text:p>
              </table:table-cell>
              <table:table-cell office:value-type="float" office:value="1923.3822">
                <text:p>1923.38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9.1721">
                <text:p>59.1721</text:p>
              </table:table-cell>
              <table:table-cell office:value-type="float" office:value="1941.2596">
                <text:p>1941.25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2.113">
                <text:p>62.113</text:p>
              </table:table-cell>
              <table:table-cell office:value-type="float" office:value="1967.1939">
                <text:p>1967.19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1.6482">
                <text:p>61.6482</text:p>
              </table:table-cell>
              <table:table-cell office:value-type="float" office:value="2157.3807">
                <text:p>2157.38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6.9478">
                <text:p>76.9478</text:p>
              </table:table-cell>
              <table:table-cell office:value-type="float" office:value="2037.0333">
                <text:p>2037.0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4.473">
                <text:p>84.473</text:p>
              </table:table-cell>
              <table:table-cell office:value-type="float" office:value="2049.9069">
                <text:p>2049.90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6.6975">
                <text:p>66.6975</text:p>
              </table:table-cell>
              <table:table-cell office:value-type="float" office:value="2083.6407">
                <text:p>2083.64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2.7533">
                <text:p>62.7533</text:p>
              </table:table-cell>
              <table:table-cell office:value-type="float" office:value="2099.2549">
                <text:p>2099.25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1.7387">
                <text:p>61.7387</text:p>
              </table:table-cell>
              <table:table-cell office:value-type="float" office:value="2220.9689">
                <text:p>2220.96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4.8079">
                <text:p>64.8079</text:p>
              </table:table-cell>
              <table:table-cell office:value-type="float" office:value="2150.5252">
                <text:p>2150.52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9.3723">
                <text:p>59.3723</text:p>
              </table:table-cell>
              <table:table-cell office:value-type="float" office:value="2177.9637">
                <text:p>2177.96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8.8974">
                <text:p>58.8974</text:p>
              </table:table-cell>
              <table:table-cell office:value-type="float" office:value="2274.3342">
                <text:p>2274.33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.3797">
                <text:p>59.3797</text:p>
              </table:table-cell>
              <table:table-cell office:value-type="float" office:value="2288.0647">
                <text:p>2288.06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9.5848">
                <text:p>59.5848</text:p>
              </table:table-cell>
              <table:table-cell office:value-type="float" office:value="2259.6825">
                <text:p>2259.68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0.5123">
                <text:p>60.5123</text:p>
              </table:table-cell>
              <table:table-cell office:value-type="float" office:value="2263.7036">
                <text:p>2263.70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9.3775">
                <text:p>59.3775</text:p>
              </table:table-cell>
              <table:table-cell office:value-type="float" office:value="2281.6909">
                <text:p>2281.69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0.7143">
                <text:p>60.7143</text:p>
              </table:table-cell>
              <table:table-cell office:value-type="float" office:value="2452.3358">
                <text:p>2452.33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.9616">
                <text:p>58.9616</text:p>
              </table:table-cell>
              <table:table-cell office:value-type="float" office:value="2360.8058">
                <text:p>2360.80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.7634">
                <text:p>59.7634</text:p>
              </table:table-cell>
              <table:table-cell office:value-type="float" office:value="2394.5787">
                <text:p>2394.57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9.819">
                <text:p>59.819</text:p>
              </table:table-cell>
              <table:table-cell office:value-type="float" office:value="2370.6707">
                <text:p>2370.67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3.3032">
                <text:p>73.3032</text:p>
              </table:table-cell>
              <table:table-cell office:value-type="float" office:value="2481.4036">
                <text:p>2481.40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9.7295">
                <text:p>69.7295</text:p>
              </table:table-cell>
              <table:table-cell office:value-type="float" office:value="2411.4943">
                <text:p>2411.49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1.4463">
                <text:p>61.4463</text:p>
              </table:table-cell>
              <table:table-cell office:value-type="float" office:value="2457.9579">
                <text:p>2457.95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9.1552">
                <text:p>99.1552</text:p>
              </table:table-cell>
              <table:table-cell office:value-type="float" office:value="2443.8621">
                <text:p>2443.86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0.0442">
                <text:p>90.0442</text:p>
              </table:table-cell>
              <table:table-cell office:value-type="float" office:value="29866.9173">
                <text:p>29866.91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2.053">
                <text:p>82.053</text:p>
              </table:table-cell>
              <table:table-cell office:value-type="float" office:value="2449.6843">
                <text:p>2449.68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9.2721">
                <text:p>79.2721</text:p>
              </table:table-cell>
              <table:table-cell office:value-type="float" office:value="2574.7016">
                <text:p>2574.70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4.9342">
                <text:p>74.9342</text:p>
              </table:table-cell>
              <table:table-cell office:value-type="float" office:value="2472.4572">
                <text:p>2472.45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1.2585">
                <text:p>71.2585</text:p>
              </table:table-cell>
              <table:table-cell office:value-type="float" office:value="2535.5988">
                <text:p>2535.59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0.7381">
                <text:p>70.7381</text:p>
              </table:table-cell>
              <table:table-cell office:value-type="float" office:value="2552.4345">
                <text:p>2552.43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9.5404">
                <text:p>79.5404</text:p>
              </table:table-cell>
              <table:table-cell office:value-type="float" office:value="2543.1145">
                <text:p>2543.11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1.5856">
                <text:p>81.5856</text:p>
              </table:table-cell>
              <table:table-cell office:value-type="float" office:value="2548.6182">
                <text:p>2548.61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1.8818">
                <text:p>81.8818</text:p>
              </table:table-cell>
              <table:table-cell office:value-type="float" office:value="2661.4067">
                <text:p>2661.40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7.6336">
                <text:p>77.6336</text:p>
              </table:table-cell>
              <table:table-cell office:value-type="float" office:value="2681.9812">
                <text:p>2681.98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5.9681">
                <text:p>75.9681</text:p>
              </table:table-cell>
              <table:table-cell office:value-type="float" office:value="2650.4004">
                <text:p>2650.40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.6223">
                <text:p>34.6223</text:p>
              </table:table-cell>
              <table:table-cell office:value-type="float" office:value="2806.7991">
                <text:p>2806.79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1.3155">
                <text:p>101.3155</text:p>
              </table:table-cell>
              <table:table-cell office:value-type="float" office:value="2645.8995">
                <text:p>2645.89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9.0054">
                <text:p>69.0054</text:p>
              </table:table-cell>
              <table:table-cell office:value-type="float" office:value="2791.1139">
                <text:p>2791.11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1.4651">
                <text:p>61.4651</text:p>
              </table:table-cell>
              <table:table-cell office:value-type="float" office:value="2839.1117">
                <text:p>2839.11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.231">
                <text:p>87.231</text:p>
              </table:table-cell>
              <table:table-cell office:value-type="float" office:value="2747.3609">
                <text:p>2747.36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3.293">
                <text:p>73.293</text:p>
              </table:table-cell>
              <table:table-cell office:value-type="float" office:value="2752.1803">
                <text:p>2752.18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2.0131">
                <text:p>62.0131</text:p>
              </table:table-cell>
              <table:table-cell office:value-type="float" office:value="2950.6981">
                <text:p>2950.69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6.3964">
                <text:p>76.3964</text:p>
              </table:table-cell>
              <table:table-cell office:value-type="float" office:value="2796.6314">
                <text:p>2796.63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6.7845">
                <text:p>76.7845</text:p>
              </table:table-cell>
              <table:table-cell office:value-type="float" office:value="2824.5767">
                <text:p>2824.57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4.6084">
                <text:p>74.6084</text:p>
              </table:table-cell>
              <table:table-cell office:value-type="float" office:value="2850.3471">
                <text:p>2850.34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3.8092">
                <text:p>73.8092</text:p>
              </table:table-cell>
              <table:table-cell office:value-type="float" office:value="2980.8572">
                <text:p>2980.85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3.3807">
                <text:p>93.3807</text:p>
              </table:table-cell>
              <table:table-cell office:value-type="float" office:value="2900.3541">
                <text:p>2900.35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7.5475">
                <text:p>87.5475</text:p>
              </table:table-cell>
              <table:table-cell office:value-type="float" office:value="3002.9728">
                <text:p>3002.97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6.0206">
                <text:p>76.0206</text:p>
              </table:table-cell>
              <table:table-cell office:value-type="float" office:value="3013.3197">
                <text:p>3013.31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0.9371">
                <text:p>70.9371</text:p>
              </table:table-cell>
              <table:table-cell office:value-type="float" office:value="2956.6523">
                <text:p>2956.65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9.5272">
                <text:p>69.5272</text:p>
              </table:table-cell>
              <table:table-cell office:value-type="float" office:value="3099.9463">
                <text:p>3099.94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8.7166">
                <text:p>78.7166</text:p>
              </table:table-cell>
              <table:table-cell office:value-type="float" office:value="3076.5275">
                <text:p>3076.52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6.4202">
                <text:p>86.4202</text:p>
              </table:table-cell>
              <table:table-cell office:value-type="float" office:value="3021.8522">
                <text:p>3021.85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8.4633">
                <text:p>88.4633</text:p>
              </table:table-cell>
              <table:table-cell office:value-type="float" office:value="3122.5679">
                <text:p>3122.56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1.607">
                <text:p>81.607</text:p>
              </table:table-cell>
              <table:table-cell office:value-type="float" office:value="3064.6141">
                <text:p>3064.61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4.7004">
                <text:p>64.7004</text:p>
              </table:table-cell>
              <table:table-cell office:value-type="float" office:value="3176.2589">
                <text:p>3176.25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0.2206">
                <text:p>60.2206</text:p>
              </table:table-cell>
              <table:table-cell office:value-type="float" office:value="3130.6749">
                <text:p>3130.67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9.7513">
                <text:p>59.7513</text:p>
              </table:table-cell>
              <table:table-cell office:value-type="float" office:value="3132.5368">
                <text:p>3132.53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9.7889">
                <text:p>59.7889</text:p>
              </table:table-cell>
              <table:table-cell office:value-type="float" office:value="3331.6341">
                <text:p>3331.63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9.3073">
                <text:p>59.3073</text:p>
              </table:table-cell>
              <table:table-cell office:value-type="float" office:value="3358.5042">
                <text:p>3358.50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8.9106">
                <text:p>58.9106</text:p>
              </table:table-cell>
              <table:table-cell office:value-type="float" office:value="3344.2028">
                <text:p>3344.20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7.5171">
                <text:p>57.5171</text:p>
              </table:table-cell>
              <table:table-cell office:value-type="float" office:value="3245.3649">
                <text:p>3245.36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8.4324">
                <text:p>78.4324</text:p>
              </table:table-cell>
              <table:table-cell office:value-type="float" office:value="3252.9503">
                <text:p>3252.95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0.3229">
                <text:p>80.3229</text:p>
              </table:table-cell>
              <table:table-cell office:value-type="float" office:value="3347.4459">
                <text:p>3347.44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